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Javascrip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ython 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D29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f1" style:family="table-cell" style:parent-style-name="Default" style:data-style-name="N0">
      <style:table-cell-properties fo:background-color="#bcaed5"/>
    </style:style>
    <style:style style:name="cf2" style:family="table-cell" style:parent-style-name="Default" style:data-style-name="N0">
      <style:table-cell-properties fo:background-color="#89c765"/>
    </style:style>
    <style:style style:name="cf3" style:family="table-cell" style:parent-style-name="Default" style:data-style-name="N0">
      <style:table-cell-properties fo:background-color="#fcd3c1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3:08:03.681449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2-15T13:41:42Z</meta:creation-date>
    <dc:date>2019-04-21T13:08:21.542599464</dc:date>
    <meta:editing-cycles>56</meta:editing-cycles>
    <meta:editing-duration>PT10H23M27S</meta:editing-duration>
    <meta:document-statistic meta:table-count="1" meta:cell-count="586" meta:object-count="0"/>
  </office:meta>
</office:document-meta>
</file>